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658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3" style:family="table-row">
      <style:table-row-properties style:row-height="0.674cm" fo:break-before="auto" style:use-optimal-row-height="true"/>
    </style:style>
    <style:style style:name="ro14" style:family="table-row">
      <style:table-row-properties style:row-height="1.2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 style:data-style-name="N37">
      <style:text-properties fo:color="#000000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7" style:family="table-cell" style:parent-style-name="Defaul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ext-properties fo:color="#000000" fo:font-weight="bold" style:font-size-asian="16pt" style:font-weight-asian="bold" style:font-size-complex="16pt" style:font-weight-complex="bold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" style:family="table-cell" style:parent-style-name="Default">
      <style:text-properties fo:color="#000000"/>
    </style:style>
    <style:style style:name="ce5" style:family="table-cell" style:parent-style-name="Default" style:data-style-name="N37">
      <style:text-properties fo:color="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17" style:family="table-cell" style:parent-style-name="Default">
      <style:text-properties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ext-properties fo:color="#579d1c"/>
    </style:style>
  </office:automatic-styles>
  <office:body>
    <office:spreadsheet>
      <table:table table:name="généralités" table:style-name="ta1" table:print="false">
        <table:table-column table:style-name="co1" table:number-columns-repeated="1024" table:default-cell-style-name="ce8"/>
        <table:table-row table:style-name="ro1">
          <table:table-cell table:style-name="ce6" office:value-type="string" table:number-columns-spanned="4" table:number-rows-spanned="1">
            <text:p>OBSERVATIONS : GENERALITES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>
            <text:p>date</text:p>
          </table:table-cell>
          <table:table-cell table:style-name="ce7"/>
          <table:table-cell table:style-name="ce10" office:value-type="date" office:date-value="2017-10-21">
            <text:p>21/10/17</text:p>
          </table:table-cell>
          <table:table-cell table:style-name="ce10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CLIMAT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empérature</text:p>
          </table:table-cell>
          <table:table-cell office:value-type="string">
            <text:p>20 °C</text:p>
          </table:table-cell>
          <table:table-cell office:value-type="string">
            <text:p>21.5 °C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nsoleillement</text:p>
          </table:table-cell>
          <table:table-cell office:value-type="string">
            <text:p>faible (brouillard)</text:p>
          </table:table-cell>
          <table:table-cell office:value-type="string">
            <text:p>pas de nuag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ntécédents</text:p>
          </table:table-cell>
          <table:table-cell office:value-type="string">
            <text:p>fortes pluies</text:p>
          </table:table-cell>
          <table:table-cell office:value-type="string">
            <text:p>beau temps</text:p>
          </table:table-cell>
          <table:table-cell table:number-columns-repeated="1020"/>
        </table:table-row>
        <table:table-row table:style-name="ro1">
          <table:table-cell office:value-type="string">
            <text:p>MILIEU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odeur</text:p>
          </table:table-cell>
          <table:table-cell office:value-type="string">
            <text:p>vase, malaïgue</text:p>
          </table:table-cell>
          <table:table-cell office:value-type="string">
            <text:p>neutres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couleurs</text:p>
          </table:table-cell>
          <table:table-cell office:value-type="string">
            <text:p>vert</text:p>
          </table:table-cell>
          <table:table-cell office:value-type="string">
            <text:p>Marron-jaune (dominant)</text:p>
          </table:table-cell>
          <table:table-cell table:number-columns-repeated="1020"/>
        </table:table-row>
        <table:table-row table:style-name="ro13">
          <table:table-cell table:number-columns-repeated="2"/>
          <table:table-cell office:value-type="string">
            <text:p>rouge /jaune</text:p>
          </table:table-cell>
          <table:table-cell office:value-type="string">
            <text:p>rouge/ver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étang</text:p>
          </table:table-cell>
          <table:table-cell/>
          <table:table-cell office:value-type="string">
            <text:p>limpide</text:p>
          </table:table-cell>
          <table:table-cell table:number-columns-repeated="1020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mbre" table:style-name="ta1" table:print="false">
        <table:table-column table:style-name="co1" table:number-columns-repeated="1024" table:default-cell-style-name="Default"/>
        <table:table-row table:style-name="ro1">
          <table:table-cell table:style-name="ce15" office:value-type="string" table:number-columns-spanned="4" table:number-rows-spanned="1">
            <text:p>OBSERVATIONS : NOMBRE</text:p>
          </table:table-cell>
          <table:covered-table-cell table:style-name="ce17"/>
          <table:covered-table-cell table:number-columns-repeated="2"/>
          <table:table-cell table:number-columns-repeated="1020"/>
        </table:table-row>
        <table:table-row table:style-name="ro1">
          <table:table-cell table:style-name="ce16" office:value-type="string">
            <text:p>date</text:p>
          </table:table-cell>
          <table:table-cell table:style-name="ce16"/>
          <table:table-cell table:style-name="ce18" office:value-type="date" office:date-value="2017-10-21">
            <text:p>21/10/17</text:p>
          </table:table-cell>
          <table:table-cell table:style-name="ce18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enthe religie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oucheron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raigné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uêpe</text:p>
          </table:table-cell>
          <table:table-cell table:style-name="ce19"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mmare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uce de sable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urmis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cargot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oisson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vertébrés aquatique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ustique tigre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umain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ormorans</text:p>
          </table:table-cell>
          <table:table-cell table:style-name="ce19"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oéland</text:p>
          </table:table-cell>
          <table:table-cell table:style-name="ce19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lamand rose</text:p>
          </table:table-cell>
          <table:table-cell table:style-name="ce19"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ige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ineau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ie</text:p>
          </table:table-cell>
          <table:table-cell table:style-name="ce19"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irondelle</text:p>
          </table:table-cell>
          <table:table-cell table:style-name="ce19"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uette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igrette garzette</text:p>
          </table:table-cell>
          <table:table-cell table:style-name="ce19" office:value-type="float" office:value="1">
            <text:p>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3">
          <table:table-cell office:value-type="string">
            <text:p>PLANTES</text:p>
          </table:table-cell>
          <table:table-cell table:number-columns-repeated="1023"/>
        </table:table-row>
        <table:table-row table:style-name="ro13">
          <table:table-cell/>
          <table:table-cell office:value-type="string">
            <text:p>soude</text:p>
          </table:table-cell>
          <table:table-cell table:style-name="ce19" office:value-type="float" office:value="1">
            <text:p>1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salicorne</text:p>
          </table:table-cell>
          <table:table-cell table:style-name="ce19" office:value-type="float" office:value="26">
            <text:p>2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obione</text:p>
          </table:table-cell>
          <table:table-cell table:style-name="ce19" office:value-type="float" office:value="12">
            <text:p>12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spergulaire marginée</text:p>
          </table:table-cell>
          <table:table-cell table:style-name="ce19" office:value-type="float" office:value="1">
            <text:p>1</text:p>
          </table:table-cell>
          <table:table-cell table:number-columns-repeated="1021"/>
        </table:table-row>
        <table:table-row table:style-name="ro14">
          <table:table-cell/>
          <table:table-cell office:value-type="string">
            <text:p>graminées divers</text:p>
          </table:table-cell>
          <table:table-cell table:style-name="ce19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TRACE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abots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ie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abitat" table:style-name="ta1" table:print="false">
        <table:table-column table:style-name="co1" table:number-columns-repeated="1024" table:default-cell-style-name="ce8"/>
        <table:table-row table:style-name="ro1">
          <table:table-cell table:style-name="ce6" office:value-type="string" calcext:value-type="string" table:number-columns-spanned="4" table:number-rows-spanned="1">
            <text:p>OBSERVATIONS : HABITAT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/>
          <table:table-cell table:style-name="ce10" office:value-type="date" office:date-value="2017-10-21" calcext:value-type="date">
            <text:p>21/10/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IMAUX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mante religieuse</text:p>
          </table:table-cell>
          <table:table-cell table:style-name="Default" office:value-type="string" calcext:value-type="string">
            <text:p>isolé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araigné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gammare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uce de sable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ourmis</text:p>
          </table:table-cell>
          <table:table-cell office:value-type="string" calcext:value-type="string">
            <text:p>regroupé, organisé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scargot</text:p>
          </table:table-cell>
          <table:table-cell office:value-type="string" calcext:value-type="string">
            <text:p>regroupé, collé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humains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oise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rmorans</text:p>
          </table:table-cell>
          <table:table-cell office:value-type="string" calcext:value-type="string">
            <text:p>regroupé</text:p>
          </table:table-cell>
          <table:table-cell office:value-type="string" calcext:value-type="string">
            <text:p>regroupé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oéland</text:p>
          </table:table-cell>
          <table:table-cell office:value-type="string" calcext:value-type="string">
            <text:p>isolé, en vol</text:p>
          </table:table-cell>
          <table:table-cell office:value-type="string" calcext:value-type="string">
            <text:p>regroupé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and rose</text:p>
          </table:table-cell>
          <table:table-cell table:number-columns-repeated="2" office:value-type="string" calcext:value-type="string">
            <text:p>regroupés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pigeon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moineau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e</text:p>
          </table:table-cell>
          <table:table-cell office:value-type="string" calcext:value-type="string">
            <text:p>isolé</text:p>
          </table:table-cell>
          <table:table-cell office:value-type="string" calcext:value-type="string">
            <text:p>isolée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hirondelle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mouette</text:p>
          </table:table-cell>
          <table:table-cell office:value-type="string" calcext:value-type="string">
            <text:p>isolé, en vol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igrette garzett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Default" office:value-type="string" calcext:value-type="string">
            <text:p>grande aigrette</text:p>
          </table:table-cell>
          <table:table-cell table:style-name="Default"/>
          <table:table-cell office:value-type="string" calcext:value-type="string">
            <text:p>isolé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LANTES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soude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salicorne</text:p>
          </table:table-cell>
          <table:table-cell office:value-type="string" calcext:value-type="string">
            <text:p>continu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obione</text:p>
          </table:table-cell>
          <table:table-cell office:value-type="string" calcext:value-type="string">
            <text:p>dispersé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spergulaire marginée</text:p>
          </table:table-cell>
          <table:table-cell office:value-type="string" calcext:value-type="string">
            <text:p>regroupé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graminées divers</text:p>
          </table:table-cell>
          <table:table-cell office:value-type="string" calcext:value-type="string">
            <text:p>isolé</text:p>
          </table:table-cell>
          <table:table-cell table:number-columns-repeated="1021"/>
        </table:table-row>
        <table:table-row table:style-name="ro6" table:number-rows-repeated="11">
          <table:table-cell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énologie" table:style-name="ta1" table:print="false">
        <table:table-column table:style-name="co1" table:number-columns-repeated="1024" table:default-cell-style-name="ce8"/>
        <table:table-row table:style-name="ro1">
          <table:table-cell table:style-name="ce6" office:value-type="string" calcext:value-type="string" table:number-columns-spanned="4" table:number-rows-spanned="1">
            <text:p>OBSERVATIONS : PHENOLOGIE</text:p>
          </table:table-cell>
          <table:covered-table-cell table:style-name="ce9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/>
          <table:table-cell table:style-name="ce10" office:value-type="date" office:date-value="2017-10-21" calcext:value-type="date">
            <text:p>21/10/17</text:p>
          </table:table-cell>
          <table:table-cell table:style-name="ce10" office:value-type="date" office:date-value="2017-11-19" calcext:value-type="date">
            <text:p>19/11/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ourmis</text:p>
          </table:table-cell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scargot</text:p>
          </table:table-cell>
          <table:table-cell office:value-type="string" calcext:value-type="string">
            <text:p>agglutinés en haut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ES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soude</text:p>
          </table:table-cell>
          <table:table-cell office:value-type="string" calcext:value-type="string">
            <text:p>végète</text:p>
          </table:table-cell>
          <table:table-cell office:value-type="string" calcext:value-type="string">
            <text:p>végète/fleur/défloraison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salicorne</text:p>
          </table:table-cell>
          <table:table-cell office:value-type="string" calcext:value-type="string">
            <text:p>défloraison</text:p>
          </table:table-cell>
          <table:table-cell office:value-type="string" calcext:value-type="string">
            <text:p>végète/sec aux extrémité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obione</text:p>
          </table:table-cell>
          <table:table-cell office:value-type="string" calcext:value-type="string">
            <text:p>en fleur</text:p>
          </table:table-cell>
          <table:table-cell office:value-type="string" calcext:value-type="string">
            <text:p>végète/fleur/défloraison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ctivité humaine" table:style-name="ta1" table:print="false">
        <table:table-column table:style-name="co1" table:number-columns-repeated="1023" table:default-cell-style-name="ce8"/>
        <table:table-column table:style-name="co1" table:default-cell-style-name="Default"/>
        <table:table-row table:style-name="ro2">
          <table:table-cell table:style-name="ce6" office:value-type="string" calcext:value-type="string" table:number-columns-spanned="3" table:number-rows-spanned="1">
            <text:p>OBSERVATIONS : ACTIVITE HUMAIN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10" office:value-type="date" office:date-value="2017-10-21" calcext:value-type="date">
            <text:p>21/10/17</text:p>
          </table:table-cell>
          <table:table-cell table:style-name="ce10" office:value-type="date" office:date-value="2017-11-19" calcext:value-type="date">
            <text:p>19/11/17</text:p>
          </table:table-cell>
          <table:table-cell table:number-columns-repeated="1021"/>
        </table:table-row>
        <table:table-row table:style-name="ro5">
          <table:table-cell table:style-name="Default"/>
          <table:table-cell office:value-type="string" calcext:value-type="string">
            <text:p>présence humaine</text:p>
          </table:table-cell>
          <table:table-cell office:value-type="string" calcext:value-type="string">
            <text:p>moins de présence humai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ôtu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ce de pa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déjections canines et hippiqu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échets plastiques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morceaux de bois (manufacturés)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c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SERVATIONS : EMPREINT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date" office:date-value="2017-10-21" calcext:value-type="date">
            <text:p>21/10/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ce de p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bo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ens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r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BSERVATIONS DIVERS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date" office:date-value="2017-10-21" calcext:value-type="date">
            <text:p>21/10/17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débris de coquillag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algu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ue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7/11/2017</text:date>, <text:time>12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0:32:01.28</meta:creation-date>
    <dc:date>2017-11-27T12:00:50.59</dc:date>
    <meta:editing-duration>PT6H26M25S</meta:editing-duration>
    <meta:editing-cycles>9</meta:editing-cycles>
    <meta:generator>OpenOffice/4.1.3$Win32 OpenOffice.org_project/413m1$Build-9783</meta:generator>
    <dc:creator>Silène Godard-Cadillac</dc:creator>
    <meta:document-statistic meta:table-count="7" meta:cell-count="191" meta:object-count="0"/>
  </office:meta>
</office:document-meta>
</file>